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470d" officeooo:paragraph-rsid="000e470d"/>
    </style:style>
    <style:style style:name="P2" style:family="paragraph" style:parent-style-name="Standard" style:list-style-name="L1">
      <style:text-properties officeooo:rsid="000e470d" officeooo:paragraph-rsid="000e470d"/>
    </style:style>
    <style:style style:name="P3" style:family="paragraph" style:parent-style-name="Standard" style:list-style-name="L1">
      <style:text-properties officeooo:rsid="000ec7ce" officeooo:paragraph-rsid="000ec7ce"/>
    </style:style>
    <style:style style:name="P4" style:family="paragraph" style:parent-style-name="Standard" style:list-style-name="L1">
      <style:text-properties officeooo:rsid="001051f3" officeooo:paragraph-rsid="001051f3"/>
    </style:style>
    <style:style style:name="P5" style:family="paragraph" style:parent-style-name="Standard">
      <style:text-properties officeooo:rsid="001051f3" officeooo:paragraph-rsid="001051f3"/>
    </style:style>
    <style:style style:name="P6" style:family="paragraph" style:parent-style-name="Standard">
      <style:text-properties fo:font-weight="bold" officeooo:rsid="001195b7" officeooo:paragraph-rsid="001195b7" style:font-weight-asian="bold" style:font-weight-complex="bold"/>
    </style:style>
    <style:style style:name="P7" style:family="paragraph" style:parent-style-name="Standard" style:list-style-name="L6">
      <style:text-properties officeooo:rsid="001300f2" officeooo:paragraph-rsid="001300f2"/>
    </style:style>
    <style:style style:name="P8" style:family="paragraph" style:parent-style-name="Standard">
      <style:text-properties officeooo:rsid="001300f2" officeooo:paragraph-rsid="001300f2"/>
    </style:style>
    <style:style style:name="P9" style:family="paragraph" style:parent-style-name="Standard">
      <style:text-properties officeooo:rsid="0013483d" officeooo:paragraph-rsid="0013483d"/>
    </style:style>
    <style:style style:name="P10" style:family="paragraph" style:parent-style-name="Standard" style:list-style-name="L7">
      <style:text-properties officeooo:rsid="0013483d" officeooo:paragraph-rsid="0013483d"/>
    </style:style>
    <style:style style:name="P11" style:family="paragraph" style:parent-style-name="Text_20_body" style:list-style-name="L1">
      <style:text-properties officeooo:rsid="000ec7ce" officeooo:paragraph-rsid="000ec7ce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T1" style:family="text">
      <style:text-properties officeooo:rsid="001300f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00f2" style:font-weight-asian="normal" style:font-weight-complex="normal"/>
    </style:style>
    <style:style style:name="T4" style:family="text">
      <style:text-properties fo:font-weight="normal" officeooo:rsid="0013483d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ommerce website Additional Featrues(not to be forgotten)</text:p>
      <text:list xml:id="list1617885158" text:style-name="L1">
        <text:list-item>
          <text:p text:style-name="P2">when two users register at the same time, ensure they arent given the same id</text:p>
        </text:list-item>
        <text:list-item>
          <text:p text:style-name="P2">managing stock </text:p>
        </text:list-item>
        <text:list-item>
          <text:p text:style-name="P2">add stocks table to erd</text:p>
        </text:list-item>
        <text:list-item>
          <text:p text:style-name="P3">revisit whether to add transaction_id to orders model</text:p>
        </text:list-item>
        <text:list-item>
          <text:p text:style-name="P11"><text:span text:style-name="Strong_20_Emphasis">Add JWT Authentication</text:span> for Users (using <text:span text:style-name="Source_20_Text">djangorestframework-simplejwt</text:span>).</text:p>
        </text:list-item>
        <text:list-item text:style-override="L2">
          <text:p text:style-name="P12"><text:span text:style-name="Strong_20_Emphasis">Restrict stock update</text:span> to admins only.</text:p>
        </text:list-item>
        <text:list-item text:style-override="L3">
          <text:p text:style-name="P13"><text:span text:style-name="Strong_20_Emphasis">Add filtering, sorting, pagination</text:span> for products.</text:p>
        </text:list-item>
        <text:list-item text:style-override="L4">
          <text:p text:style-name="P14"><text:span text:style-name="Strong_20_Emphasis">Integrate Swagger or DRF-Spectacular for API Docs</text:span>.</text:p>
        </text:list-item>
        <text:list-item text:style-override="L5">
          <text:p text:style-name="P15"><text:span text:style-name="Strong_20_Emphasis">Add Celery for background tasks</text:span> (low-stock alerts, emails).</text:p>
        </text:list-item>
        <text:list-item>
          <text:p text:style-name="P4">Shipping address in orders</text:p>
        </text:list-item>
      </text:list>
      <text:p text:style-name="P5"/>
      <text:p text:style-name="P6">Test cases</text:p>
      <text:p text:style-name="P6">1. <text:span text:style-name="T3">User login:</text:span></text:p>
      <text:list text:style-name="L6">
        <text:list-item>
          <text:p text:style-name="P7"><text:span text:style-name="T2">correct credentials</text:span></text:p>
        </text:list-item>
        <text:list-item>
          <text:p text:style-name="P7"><text:span text:style-name="T2">wrong credentials</text:span></text:p>
        </text:list-item>
      </text:list>
      <text:p text:style-name="P8"><text:span text:style-name="T2">2. adding products</text:span></text:p>
      <text:p text:style-name="P8"><text:span text:style-name="T2">3. deleting products</text:span></text:p>
      <text:p text:style-name="P8"><text:span text:style-name="T2">4. </text:span><text:span text:style-name="T4">trying to edit stock as a customer</text:span></text:p>
      <text:p text:style-name="P9"><text:span text:style-name="T2">5. editing products:</text:span></text:p>
      <text:list text:style-name="L7">
        <text:list-item>
          <text:p text:style-name="P10"><text:span text:style-name="T2">as admin</text:span></text:p>
        </text:list-item>
        <text:list-item>
          <text:p text:style-name="P10"><text:span text:style-name="T2">as customer</text:span></text:p>
          <text:p text:style-name="P10"><text:span text:style-name="T2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00:39:06.336446257</meta:creation-date>
    <dc:date>2025-07-25T13:24:24.525320083</dc:date>
    <meta:editing-duration>PT42M1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22" meta:word-count="120" meta:character-count="706" meta:non-whitespace-character-count="621"/>
  </office:meta>
</office:document-meta>
</file>